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trait_labels-keys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4" office:value-type="string" calcext:value-type="string">
            <text:p><text:span text:style-name="T2">IPIP </text:span>50 Item Big Five Sample Questionnai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wnloaded from <text:a xlink:href="https://ipip.ori.org/New_IPIP-50-item-scale.htm" xlink:type="simple">https://ipip.ori.org/New_IPIP-50-item-scale.htm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 table:number-columns-repeated="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<text:s/>key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the life of the part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el little concern for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always prepar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 stressed out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ve a rich vocabular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n't talk a lo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interested in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ve their/my belongings aroun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relaxed most of the ti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ve difficulty understanding abstract idea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el comfortable around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ult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 attention to detail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ry about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ve a vivid imagina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ep in the backgroun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mpathize with others' feel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e a mess of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dom feel blu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not interested in abstract idea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t conversa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not interested in other people's problem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 chores done right awa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easily disturb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ve excellent idea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ve little to sa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ve a soft hear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ten forget to put things back in their proper plac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 upset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 not have a good imagina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lk to a lot of different people at part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not really interested in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ke order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ge their/my mood a lo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quick to understand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n't like to draw attention to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ke time out for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hirk their/</text:span>my dut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ve frequent mood sw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 difficult word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n't mind being the center of atten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el others' emo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llow a schedu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 irritated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nd time reflecting on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quiet around strang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e people feel at eas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exacting in my work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ten feel blu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y are/I am full of idea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/>
        </table:table-row>
        <table:table-row table:style-name="ro2" table:number-rows-repeated="6">
          <table:table-cell table:number-columns-repeated="9"/>
        </table:table-row>
        <table:table-row table:style-name="ro4">
          <table:table-cell table:style-name="ce2" office:value-type="string" calcext:value-type="string">
            <text:p>Score: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Extraversion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Agreeableness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Conscientiousness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Neuroticism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Openness</text:p>
          </table:table-cell>
          <table:table-cell table:number-columns-repeated="8"/>
        </table:table-row>
        <table:table-row table:style-name="ro2" table:number-rows-repeated="104845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4T15:04:37.757505429</dc:date>
    <meta:editing-duration>PT48M18S</meta:editing-duration>
    <meta:editing-cycles>7</meta:editing-cycles>
    <meta:generator>LibreOffice/6.4.3.2$Linux_X86_64 LibreOffice_project/40$Build-2</meta:generator>
    <meta:document-statistic meta:table-count="1" meta:cell-count="280" meta:object-count="0"/>
  </office:meta>
</office:document-meta>
</file>